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Path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th.scan( Node root , String pathPattern , List ga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tternPath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th.getExpandedPath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ternPath.PatternPath( Session session , String [ ] pathPatter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ternPath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th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th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Path.matchPath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tternPath.addChecked( List patternList , String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